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4"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T1" style:family="text">
      <style:text-properties fo:font-weight="bold" style:font-weight-asian="bold" style:font-weight-complex="bold"/>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ر این فصل با یکی از قدرتمندترین نرم‌افزارهای آزاد/متن‌باز آشنا خواهید شد که با شروع پروژه‌ی سیستم‌عامل دبیان گنو/لینوکس، آغاز به کار کرده است و قدرت و نفوذ این سیستم‌عامل از همین نرم‌افزار است. نرم‌افزار APT<text:note text:id="ftn1" text:note-class="footnote"><text:note-citation>1</text:note-citation><text:note-body><text:p text:style-name="Footnote">Advanced Packaging Tool</text:p></text:note-body></text:note>، نرم‌افزاری برای مدیریت بسته‌های نرم‌افزاری موجود در سیستم‌عامل دبیان گنو/لینوکس است. این نرم‌افزار کار نصب، حذف، به‌روز کردن و مدیریت نرم‌افزارهای موجود در این سیستم‌عامل و خود سیستم‌عامل را بر عهده دارد. آشنایی با این نرم‌افزار و سازوکار آن به شما کمک می‌کند به‌راحتی نرم‌افزارهای مورد نیاز خود را از طریق اینترنت، دیسک‌های مختلف (سی‌دی یا دی‌وی‌دی) و … نصب کنید و با اطمینان خاطر از صحت نرم‌افزارها در هنگام نصب و اجرا و تطابق کامل آن‌ها با سیستم‌عامل دبیان گنو/لینوکس، از آن‌ها استفاده کنید. همچنین با استفاده از این نرم‌افزار می‌توانید از ۲۹۰۰۰ بسته‌ی نرم‌افزاری موجود در سیستم‌عامل دبیان گنو/لینوکس استفاده کنید که به چند نمونه از آن‌ها در فصل چهارم - آشنایی با نرم‌افزارهای کاربردی - اشاره شد.</text:p>
      <text:p text:style-name="P1"/>
      <text:p text:style-name="P2">۱-۶- مفاهیم</text:p>
      <text:p text:style-name="P1">پیش از هر چیز باید با مفاهیم مرتبط با این نرم‌افزار آشنایی شوید تا بتوانید به درک بهتری از این نرم‌افزار و سازوکار آن داشته باشید. برای راحتی استفاده از نرم‌افزارهای آزاد/متن‌باز در سیستم‌عامل دبیان گنو/لینوکس و هر توزیع دیگری از سیستم‌عامل گنو/لینوکس، باید نرم‌افزارها از حالت کد منبع<text:note text:id="ftn2" text:note-class="footnote"><text:note-citation>2</text:note-citation><text:note-body><text:p text:style-name="Footnote">Source Code</text:p></text:note-body></text:note> به حالت باینری تبدیل شوند تا بتوان آن‌ها را اجرا کرد و از قابلیت‌های آن استفاده کرد. در جامعه‌ی دبیان<text:note text:id="ftn3" text:note-class="footnote"><text:note-citation>3</text:note-citation><text:note-body><text:p text:style-name="Footnote">Debian Community</text:p></text:note-body></text:note> این کار توسط توسعه‌دهندگان دبیان<text:note text:id="ftn4" text:note-class="footnote"><text:note-citation>4</text:note-citation><text:note-body><text:p text:style-name="Footnote">Debian Developers (DD)</text:p></text:note-body></text:note> و نگاهدارنده‌های دبیان<text:note text:id="ftn5" text:note-class="footnote"><text:note-citation>5</text:note-citation><text:note-body><text:p text:style-name="Footnote">Debian Maintainers (DM)</text:p></text:note-body></text:note> انجام می‌شود. توسعه‌دهندگان و نگاهدارنده‌های دبیان با همکاری یکدیگر و با استفاده از کمک جامعه‌ی دبیان، سیستم‌عامل دبیان گنو/لینوکس را که شامل بیش از ۲۹۰۰۰ بسته‌ی نرم‌افزاری است، توسعه می‌دهند. در روند تبدیل کدهای منبع به حالت باینری و قابل نصب و اجرا، اشکال‌های<text:note text:id="ftn6" text:note-class="footnote"><text:note-citation>6</text:note-citation><text:note-body><text:p text:style-name="Footnote">Bug</text:p></text:note-body></text:note> موجود در نرم‌افزارها نمود پیدا می‌کنند که توسعه‌دهندگان این اشکال‌ها را رفع و بسته‌ی نرم‌افزاری آن نرم‌افزار را برای استفاده‌ی عموم آماده می‌کنند. هر نرم‌افزاری که شما به راحتی در سیستم‌عامل نصب و اجرا می‌شود شامل بسته‌های نرم‌افزاری زیادی است که هرکدام بخشی از کار آن نرم‌افزار را انجام می‌دهند. برای نمونه، خود نرم‌افزار APT به کتابخانه‌های برنامه‌نویسی<text:note text:id="ftn7" text:note-class="footnote"><text:note-citation>7</text:note-citation><text:note-body><text:p text:style-name="Footnote">Development Library</text:p></text:note-body></text:note> مختلف مانند ++libstdc و نرم‌افزارهای دیگر مانندgnupg برای نصب و اجرا نیاز دارد. در نتیجه نرم‌افزاری برای مدیریت این وابستگی‌های بین بسته‌های نرم‌افزاری نیاز از تا به درستی همه‌ی وابستگی‌های نرم‌افزار مورد نیاز شما را تشخیص دهد و آن‌ها را نصب و پیکربندی کند. نرم‌افزار APT به همین منظور ساخته شده است.</text:p>
      <text:p text:style-name="P1">بسته‌های نرم‌افزاری به صورت فایل‌های فشرده‌ای با ساختاری خاص و با پسوند deb. ساخته می‌شوند و در ساختار دایرکتوری خاصی که بر مبنای حرف اول نام بسته مشخص شده‌اند، دسته‌بندی می‌شوند. در رأس این دسته‌بندی فایل فشرده‌ای وجود دارد که Packages.tar.gz نام دارد و حاوی لیست بسته‌های نرم‌افزاری موجود به همراه جزئیات آن‌ها مانند اطلاعات بسته‌ها، وابستگی‌های آن‌ها و … در دایرکتوری حاضر است. به این ساختار مخزن بسته‌های دبیان<text:note text:id="ftn8" text:note-class="footnote"><text:note-citation>8</text:note-citation><text:note-body><text:p text:style-name="Footnote">Debian Repository</text:p></text:note-body></text:note> می‌گویند. این مخزن می‌تواند در آدرسی در اینترنت، در شبکه‌های محلی، <text:soft-page-break/>روی دیسک‌های سی‌دی یا دی‌وی‌دی و … باشد که با معرفی آن به نرم‌افزار APT می‌توانید از بسته‌های موجود در آن مخزن استفاده کنید.</text:p>
      <text:p text:style-name="P1">برای اینکه بتوانید از این مخزن‌ها درست استفاده کنید باید با ساختار انتشار نسخه‌های مختلف سیستم‌عامل دبیان گنو/لینوکس آشنا شوید. سیستم‌عامل دبیان گنو/لینوکس حداقل در سه نسخه‌ی پایدار<text:note text:id="ftn9" text:note-class="footnote"><text:note-citation>9</text:note-citation><text:note-body><text:p text:style-name="Footnote">Stable</text:p></text:note-body></text:note>، آزمایشی<text:note text:id="ftn10" text:note-class="footnote"><text:note-citation>10</text:note-citation><text:note-body><text:p text:style-name="Footnote">Testing</text:p></text:note-body></text:note> و ناپایدار<text:note text:id="ftn11" text:note-class="footnote"><text:note-citation>11</text:note-citation><text:note-body><text:p text:style-name="Footnote">Unstable</text:p></text:note-body></text:note> منتشر می‌شود:</text:p>
      <text:p text:style-name="P1"><text:span text:style-name="T1">نسخه‌ی پایدار</text:span>: نسخه‌ی پایدار دبیان معمولاً هر یک تا دو سال یک بار به‌صورت رسمی از طرف پروژه‌ی دبیان منتشر می‌شود و توصیه می‌شود که از این نسخه استفاده شود. اگر چه تمام نرم‌افزارهای موجود در آن به‌روز نیست اما از پایداری بیشتری نسبت به دیگر نسخه‌ها برخوردار است. نسخه‌ی پایدار حال حاضر دبیان، نسخه‌ی ۶ است که اسکوییز<text:note text:id="ftn12" text:note-class="footnote"><text:note-citation>12</text:note-citation><text:note-body><text:p text:style-name="Footnote">Squeeze</text:p></text:note-body></text:note> نام دارد. نسخه‌ی ۶.۰.۰ آن در ششم فوریه ۲۰۱۱ میلادی منتشر شد و آخرین به‌روز رسانی آن به نسخه‌ی ۶.۰.۲ در تاریخ بیست و پنجم ژوئن ۲۰۱۱ منتشر شد.</text:p>
      <text:p text:style-name="P1"><text:span text:style-name="T1">نسخه‌ی آزمایشی</text:span>: نسخه‌ی آزمایشی دبیان شامل بسته‌های نرم‌افزاری است که هنوز برای ورود به نسخه‌ی پایدار در حال آزمایش و در صف هستند. مزیت این نسخه به‌روز بودن نرم‌افزارهای موجود در آن است. نسخه‌ی حال حاضر آزمایشی دبیان، ویزی<text:note text:id="ftn13" text:note-class="footnote"><text:note-citation>13</text:note-citation><text:note-body><text:p text:style-name="Footnote">Wheezy</text:p></text:note-body></text:note> نام دارد.</text:p>
      <text:p text:style-name="P1"><text:span text:style-name="T1">نسخه‌ی ناپایدار</text:span>: در نسخه‌ی ناپایدار دبیان، توسعه‌دهندگان فعالیت می‌کنند و همیشه در حال توسعه است. توصیه نمی‌شود که از این نسخه استفاده کنید مگر اینکه توسعه‌دهنده یا نگاهدارنده‌ی دبیان باشید. نسخه‌ی ناپایدار دبیان، سید<text:note text:id="ftn14" text:note-class="footnote"><text:note-citation>14</text:note-citation><text:note-body><text:p text:style-name="Footnote">Sid</text:p></text:note-body></text:note> نام دارد.</text:p>
      <text:p text:style-name="P1">نام نسخه‌های منتشر شده‌ی دبیان، نام مخزن‌های آن را تشکیل می‌دهد به‌طوری که با استفاده از نام این نسخه‌ها می‌توانید به بسته‌های موجود در این نسخه‌ها دست یابید. البته با جای نام نسخه‌ها می‌توانید از نام پایدار، آزمایشی و ناپایدار (البته به زبان انگلیسی) استفاده کنید. در اینجا با انواع انتشار نسخه‌های مختلف دبیان آشنا شدیم. در ادامه به دسته‌بندی‌های داخلی مخازن دبیان که بر اساس مجوزهای نرم‌افزاری بسته‌های نرم‌افزاری هستند، می‌پردازیم. مخازن دبیان از نظر مجوزهای نرم‌افزاری به سه قسمت تقسیم می‌شوند:</text:p>
      <text:p text:style-name="P1"><text:span text:style-name="T1">مخزن اصلی</text:span><text:note text:id="ftn15" text:note-class="footnote"><text:note-citation>15</text:note-citation><text:note-body><text:p text:style-name="Footnote">Main</text:p></text:note-body></text:note>: این مخزن شامل بسته‌های نرم‌افزاری است که مجوز انتشار آن‌ها آزاد/‌متن‌باز است. یعنی می‌توانید از این بسته‌ها به هر منظوری استفاده کنید و آن‌ها را آزادانه به همراه کدهای منبع توزیع کنید. نسخه‌ی رسمی منتشر شده‌ی سیستم‌عامل دبیان گنو/لینوکس بسته‌های نرم‌افزارهای این مخزن را شامل می‌شود.</text:p>
      <text:p text:style-name="P1"><text:span text:style-name="T1">مخزن همکاری</text:span><text:note text:id="ftn16" text:note-class="footnote"><text:note-citation>16</text:note-citation><text:note-body><text:p text:style-name="Footnote">Contrib</text:p></text:note-body></text:note>: این مخزن شامل بسته‌های نرم‌افزاری آزاد/متن‌باز است که به بسته‌های نرم‌افزاری غیر آزاد برای نصب و اجرا وابسته هستند.</text:p>
      <text:p text:style-name="P1"><text:span text:style-name="T1">مخزن غیر آزاد</text:span><text:note text:id="ftn17" text:note-class="footnote"><text:note-citation>17</text:note-citation><text:note-body><text:p text:style-name="Footnote">Non-Free</text:p></text:note-body></text:note>: این مخزن شامل بسته‌های نرم‌افزاری غیر آزاد است که محدودیت‌هایی برای اجرا و توزیع دارند.</text:p>
      <text:p text:style-name="P1">به خاطر داشته باشید که یک بسته‌ی نرم‌افزاری ممکن است در هر نسخه‌ی دبیان اما با شماره‌ی نسخه‌ی مختلف وجود داشته باشد. همان‌طور که گفته شد، بسته‌های نرم‌افزاری برای اجرا باید به حالت باینری تبدیل شوند. تمام بسته‌های نرم‌افزاری موجود در مخزن‌های دبیان به همراه کدهای منبع آن‌ها به عنوان مخزن کد منبع <text:soft-page-break/>توزیع می‌شود و شما می‌توانید با استفاده از کد منبع بسته‌های نرم‌افزاری، خود اقدام به تبدیل آن‌ها به باینری ، نصب و اجرا کنید.</text:p>
      <text:p text:style-name="P1">فهرست مخزن‌هایی معرفی شده به سیستم‌عامل نصب شده‌ی شما در فایل etc/apt/sources.list/ قابل مشاهده است. همچنین می‌توانید در این فایل آدرس مخزن مورد نظر خود را وارد کنید تا نرم‌افزار APT از آن برای نصب بسته‌های نرم‌افزاری جدید استفاده کند. ساختار این فایل به شکل زیر است:</text:p>
      <table:table table:name="Table2" table:style-name="Table2">
        <table:table-column table:style-name="Table2.A"/>
        <table:table-row>
          <table:table-cell table:style-name="Table2.A1" office:value-type="string">
            <text:p text:style-name="P3">root@debian:~# cat /etc/apt/sources.list</text:p>
            <text:p text:style-name="P3"># deb cdrom:[Debian GNU/Linux 6.0.2.1 _Squeeze_ - Official i386 DVD Binary-1 20110626-15:45]/ squeeze contrib main</text:p>
            <text:p text:style-name="P3"/>
            <text:p text:style-name="P3">deb cdrom:[Debian GNU/Linux 6.0.2.1 _Squeeze_ - Official i386 DVD Binary-1 20110626-15:45]/ squeeze contrib main</text:p>
            <text:p text:style-name="P3"/>
            <text:p text:style-name="P3">deb http://security.debian.org/ squeeze/updates main contrib</text:p>
            <text:p text:style-name="P3"/>
            <text:p text:style-name="P3">deb http://http.us.debian.org/debian squeeze main contrib non-free</text:p>
            <text:p text:style-name="P3"/>
            <text:p text:style-name="P3">deb-src http://http.us.debian.org/debian squeeze main contrib non-free</text:p>
          </table:table-cell>
        </table:table-row>
      </table:table>
      <text:p text:style-name="P1">خطوطی که با # مشخص شده‌اند را نرم‌افزار APT نادیده گرفته و برای توضیح استفاده می‌شوند. اما چهار خط دیگر که سه خط آن با deb و خط آخر با deb-src شروع شده‌اند آدرس مخازن موجود در سیستم را مشخص می‌کنند. این آدرس‌ها از چهار قسمت تشکیل شده‌اند:</text:p>
      <text:p text:style-name="P1">قسمت اول (deb یا deb-src): آدرس‌های مشخص شده با deb شامل بسته‌های نرم‌افزاری باینری می‌شوند و آدرس‌های مشخص شده با deb-src شامل بسته‌های نرم‌افزاری کد منبع هستند. </text:p>
      <text:p text:style-name="P1">قسمت دوم: این قسمت شامل آدرس اصلی مخزن است که از طریق cdrom ،http و … در دسترس است.</text:p>
      <text:p text:style-name="P1">قسمت سوم: در این قسمت نسخه‌ی دبیان مشخص می‌شود که می‌توان از نام نسخه مانند squeeze استفاده کرد و حتی می‌توان از نوع نسخه مانند stable استفاده کرد.</text:p>
      <text:p text:style-name="P1">قسمت چهارم: در این قسمت نام مخازن از نظر مجوزهای نرم‌افزاری بسته‌های آن با فاصله برای نمونه contrib main می‌آیند.</text:p>
      <text:p text:style-name="P1">پس از اضافه کردن مخزن مورد نظرتان با استفاده از ویرایشگر نانو، آنرا ذخیره کنید. به خاطر داشته باشید که فقط کاربر ریشه به این فایل برای ویرایش و ذخیره‌سازی دسترسی دارد. برای اینکه فهرست بسته‌های نرم‌افزارهای موجود در مخزن اضافه شده به این فایل در فهرست سیستم شما اضافه شود، باید کلید عمومی<text:note text:id="ftn18" text:note-class="footnote"><text:note-citation>18</text:note-citation><text:note-body><text:p text:style-name="Footnote">Public Key</text:p></text:note-body></text:note> این مخزن را به لیست کلیدهای عمومی معتبر در سیستم خود اضافه کنید و با استفاده از دستوری فهرست سیستم خود را به‌روز کنید. این فرآیند در ادامه‌ی بخش‌های همین فصل توضیح داده شده است.</text:p>
      <text:p text:style-name="P1"/>
      <text:p text:style-name="P2">۲-۶- نصب و مدیریت بسته‌ها در محیط گرافیکی</text:p>
      <text:p text:style-name="P1">نرم‌افزارهای گرافیکی بسیاری برای نصب و مدیریت بسته‌های نرم‌افزاری در سیستم‌عامل دبیان گنو/لینوکس وجود دارد که از آن دسته به چهار نرم‌افزار گرافیکی که به‌صورت پیش‌فرض نصب شده‌اند، می‌پردازیم.</text:p>
      <text:p text:style-name="P1"><text:span text:style-name="T1">نرم‌افزار Software Sources</text:span>: این نرم‌افزار برای ویرایش فایل sources.list و به‌روز رسانی فهرست بسته‌های نرم‌افزاری موجود در سیستم به کار می‌رود. برای اجرای این نرم‌افزار، وارد منوی System → Administration شوید و روی گزینه‌ی Software Sources کلیک کنید. <text:span text:style-name="T2">(تصویر نرم‌افزار Software Source – ۱)</text:spa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02T16:05:14</dc:date>
    <dc:creator>Mostafa Moradian</dc:creator>
    <meta:editing-duration>P1DT9H27M1S</meta:editing-duration>
    <meta:editing-cycles>1716</meta:editing-cycles>
    <meta:generator>LibreOffice/3.3$Linux LibreOffice_project/330m19$Build-202</meta:generator>
    <meta:document-statistic meta:table-count="1" meta:image-count="0" meta:object-count="0" meta:page-count="3" meta:paragraph-count="47" meta:word-count="1517" meta:character-count="8137"/>
  </office:meta>
</office:document-meta>
</file>